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076cm" draw:marker-end-width="0.076cm" draw:textarea-horizontal-align="justify" draw:textarea-vertical-align="middle" draw:auto-grow-height="false" fo:min-height="0.29cm" fo:min-width="0.04cm" fo:padding-top="0.1cm" fo:padding-bottom="0.1cm" fo:padding-left="0.225cm" fo:padding-right="0.225cm"/>
    </style:style>
    <style:style style:name="gr2" style:family="graphic" style:parent-style-name="standard">
      <style:graphic-properties svg:stroke-width="0.051cm" draw:marker-start-width="0.076cm" draw:marker-end-width="0.076cm" draw:fill-color="#ffffff" draw:textarea-horizontal-align="justify" draw:textarea-vertical-align="middle" draw:auto-grow-height="false" fo:min-height="0.29cm" fo:min-width="0.04cm" fo:padding-top="0.1cm" fo:padding-bottom="0.1cm" fo:padding-left="0.225cm" fo:padding-right="0.225cm"/>
    </style:style>
    <style:style style:name="gr3" style:family="graphic" style:parent-style-name="objectwithoutfill">
      <style:graphic-properties svg:stroke-width="0.051cm" draw:marker-start-width="0.076cm" draw:marker-end-width="0.076cm" draw:fill="none" draw:textarea-vertical-align="middle" fo:padding-top="0.1cm" fo:padding-bottom="0.1cm" fo:padding-left="0.225cm" fo:padding-right="0.225cm"/>
    </style:style>
    <style:style style:name="gr4" style:family="graphic" style:parent-style-name="objectwithoutfill">
      <style:graphic-properties svg:stroke-width="0.051cm" draw:marker-start-width="0.076cm" draw:marker-end-width="0.076cm" draw:fill="none" draw:textarea-vertical-align="middle" fo:padding-top="0.1cm" fo:padding-bottom="0.1cm" fo:padding-left="0.225cm" fo:padding-right="0.225cm"/>
    </style:style>
    <style:style style:name="gr5" style:family="graphic" style:parent-style-name="standard">
      <style:graphic-properties svg:stroke-width="0.051cm" draw:marker-start-width="0.076cm" draw:marker-end-width="0.076cm" draw:textarea-horizontal-align="justify" draw:textarea-vertical-align="middle" draw:auto-grow-height="false" fo:min-height="0.34cm" fo:min-width="0.09cm" fo:padding-top="0.1cm" fo:padding-bottom="0.1cm" fo:padding-left="0.225cm" fo:padding-right="0.225cm"/>
    </style:style>
    <style:style style:name="gr6" style:family="graphic" style:parent-style-name="objectwithoutfill">
      <style:graphic-properties svg:stroke-width="0.051cm" draw:marker-start-width="0cm" draw:marker-end-width="0cm" draw:fill="none" draw:textarea-vertical-align="middle" fo:padding-top="0.1cm" fo:padding-bottom="0.1cm" fo:padding-left="0.225cm" fo:padding-right="0.225cm"/>
    </style:style>
    <style:style style:name="gr7" style:family="graphic" style:parent-style-name="objectwithoutfill">
      <style:graphic-properties svg:stroke-width="0.051cm" draw:marker-start-width="0cm" draw:marker-end-width="0cm" draw:fill="none" draw:fill-color="#ffffff" draw:textarea-vertical-align="middle" fo:padding-top="0.1cm" fo:padding-bottom="0.1cm" fo:padding-left="0.225cm" fo:padding-right="0.22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51cm" draw:marker-start-width="0.076cm" draw:marker-end-width="0.076cm" draw:fill-color="#ffffff" draw:textarea-horizontal-align="justify" draw:textarea-vertical-align="middle" draw:auto-grow-height="false" fo:min-height="0.34cm" fo:min-width="0.09cm" fo:padding-top="0.1cm" fo:padding-bottom="0.1cm" fo:padding-left="0.225cm" fo:padding-right="0.2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0.762cm" svg:height="0.762cm" svg:x="4.826cm" svg:y="2.794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0.762cm" svg:height="0.762cm" svg:x="7.158cm" svg:y="2.794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62cm" svg:height="0.762cm" svg:x="4.827cm" svg:y="4.695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62cm" svg:height="0.762cm" svg:x="7.128cm" svg:y="4.696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8" draw:id="id8" draw:layer="layout" svg:width="0.762cm" svg:height="0.762cm" svg:x="7.129cm" svg:y="6.597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62cm" svg:height="0.762cm" svg:x="4.83cm" svg:y="6.598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0.762cm" svg:height="0.762cm" svg:x="6.031cm" svg:y="7.999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5.18cm" svg:y1="3.556cm" svg:x2="5.18cm" svg:y2="4.695cm">
          <text:p/>
        </draw:line>
        <draw:line draw:style-name="gr3" draw:text-style-name="P3" draw:layer="layout" svg:x1="7.48cm" svg:y1="3.557cm" svg:x2="7.48cm" svg:y2="4.696cm">
          <text:p/>
        </draw:line>
        <draw:line draw:style-name="gr3" draw:text-style-name="P3" draw:layer="layout" svg:x1="7.48cm" svg:y1="5.458cm" svg:x2="7.48cm" svg:y2="6.597cm">
          <text:p/>
        </draw:line>
        <draw:line draw:style-name="gr3" draw:text-style-name="P3" draw:layer="layout" svg:x1="5.18cm" svg:y1="5.459cm" svg:x2="5.18cm" svg:y2="6.598cm">
          <text:p/>
        </draw:line>
        <draw:line draw:style-name="gr3" draw:text-style-name="P3" draw:layer="layout" svg:x1="7.366cm" svg:y1="7.359cm" svg:x2="6.793cm" svg:y2="8.299cm">
          <text:p/>
        </draw:line>
        <draw:line draw:style-name="gr3" draw:text-style-name="P3" draw:layer="layout" svg:x1="6.031cm" svg:y1="8.382cm" svg:x2="5.334cm" svg:y2="7.36cm">
          <text:p/>
        </draw:line>
        <draw:line draw:style-name="gr3" draw:text-style-name="P3" draw:layer="layout" svg:x1="5.589cm" svg:y1="5.08cm" svg:x2="7.128cm" svg:y2="5.08cm">
          <text:p/>
        </draw:line>
        <draw:line draw:style-name="gr3" draw:text-style-name="P3" draw:layer="layout" svg:x1="5.588cm" svg:y1="3.202cm" svg:x2="7.158cm" svg:y2="3.202cm">
          <text:p/>
        </draw:line>
        <draw:connector draw:style-name="gr3" draw:text-style-name="P3" draw:layer="layout" draw:type="curve" svg:x1="4.826cm" svg:y1="3.175cm" svg:x2="6.412cm" svg:y2="8.761cm" draw:start-shape="id1" draw:start-glue-point="6" draw:end-shape="id2" draw:end-glue-point="8" svg:d="M4826 3175c-789 0-658 3057-64 4651s1650 1725 1650 935" svg:viewBox="0 0 2138 6059">
          <text:p/>
        </draw:connector>
        <draw:line draw:style-name="gr3" draw:text-style-name="P3" draw:layer="layout" svg:x1="7.258cm" svg:y1="3.456cm" svg:x2="5.589cm" svg:y2="4.826cm">
          <text:p/>
        </draw:line>
        <draw:custom-shape draw:style-name="gr1" draw:text-style-name="P1" xml:id="id3" draw:id="id3" draw:layer="layout" svg:width="0.762cm" svg:height="0.762cm" svg:x="11.127cm" svg:y="2.794cm">
          <text:p text:style-name="P1">1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62cm" svg:height="0.762cm" svg:x="13.459cm" svg:y="2.794cm">
          <text:p text:style-name="P1">1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0.762cm" svg:height="0.762cm" svg:x="11.128cm" svg:y="4.695cm">
          <text:p text:style-name="P1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62cm" svg:height="0.762cm" svg:x="13.429cm" svg:y="4.696cm">
          <text:p text:style-name="P1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62cm" svg:height="0.762cm" svg:x="13.43cm" svg:y="6.597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62cm" svg:height="0.762cm" svg:x="11.131cm" svg:y="6.598cm"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12.332cm" svg:y="7.999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1.481cm" svg:y1="3.556cm" svg:x2="11.481cm" svg:y2="4.695cm">
          <text:p/>
        </draw:line>
        <draw:line draw:style-name="gr3" draw:text-style-name="P3" draw:layer="layout" svg:x1="13.781cm" svg:y1="3.557cm" svg:x2="13.781cm" svg:y2="4.696cm">
          <text:p/>
        </draw:line>
        <draw:line draw:style-name="gr3" draw:text-style-name="P3" draw:layer="layout" svg:x1="13.781cm" svg:y1="5.458cm" svg:x2="13.781cm" svg:y2="6.597cm">
          <text:p/>
        </draw:line>
        <draw:line draw:style-name="gr3" draw:text-style-name="P3" draw:layer="layout" svg:x1="11.481cm" svg:y1="5.459cm" svg:x2="11.481cm" svg:y2="6.598cm">
          <text:p/>
        </draw:line>
        <draw:line draw:style-name="gr3" draw:text-style-name="P3" draw:layer="layout" svg:x1="13.667cm" svg:y1="7.359cm" svg:x2="13.094cm" svg:y2="8.299cm">
          <text:p/>
        </draw:line>
        <draw:line draw:style-name="gr3" draw:text-style-name="P3" draw:layer="layout" svg:x1="12.332cm" svg:y1="8.382cm" svg:x2="11.635cm" svg:y2="7.36cm">
          <text:p/>
        </draw:line>
        <draw:line draw:style-name="gr3" draw:text-style-name="P3" draw:layer="layout" svg:x1="11.89cm" svg:y1="5.08cm" svg:x2="13.429cm" svg:y2="5.08cm">
          <text:p/>
        </draw:line>
        <draw:line draw:style-name="gr4" draw:text-style-name="P3" draw:layer="layout" svg:x1="11.889cm" svg:y1="3.202cm" svg:x2="13.459cm" svg:y2="3.202cm">
          <text:p text:style-name="P1"/>
        </draw:line>
        <draw:connector draw:style-name="gr3" draw:text-style-name="P3" draw:layer="layout" draw:type="curve" svg:x1="11.127cm" svg:y1="3.175cm" svg:x2="12.713cm" svg:y2="8.761cm" draw:start-shape="id3" draw:start-glue-point="6" draw:end-shape="id4" draw:end-glue-point="8" svg:d="M11127 3175c-789 0-658 3057-64 4651s1650 1725 1650 935" svg:viewBox="0 0 2138 6059">
          <text:p/>
        </draw:connector>
        <draw:line draw:style-name="gr3" draw:text-style-name="P3" draw:layer="layout" svg:x1="13.559cm" svg:y1="3.456cm" svg:x2="11.89cm" svg:y2="4.826cm">
          <text:p/>
        </draw:line>
        <draw:custom-shape draw:style-name="gr5" draw:text-style-name="P1" xml:id="id5" draw:id="id5" draw:layer="layout" svg:width="0.762cm" svg:height="0.762cm" svg:x="8.929cm" svg:y="5.196cm">
          <text:p text:style-name="P1">1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curve" svg:x1="9.31cm" svg:y1="5.958cm" svg:x2="12.443cm" svg:y2="8.65cm" draw:start-shape="id5" draw:start-glue-point="8" draw:end-shape="id4" draw:end-glue-point="7" svg:d="M9310 5958c0 1795 1044 2692 3133 2692" svg:viewBox="0 0 3134 2693">
          <text:p/>
        </draw:connector>
        <draw:connector draw:style-name="gr6" draw:text-style-name="P4" draw:layer="layout" draw:type="curve" svg:x1="9.691cm" svg:y1="5.577cm" svg:x2="11.239cm" svg:y2="5.346cm" draw:start-shape="id5" draw:start-glue-point="10" draw:end-shape="id6" draw:end-glue-point="7" svg:d="M9691 5577c1078 0 305-231 1548-231" svg:viewBox="0 0 1549 232">
          <text:p/>
        </draw:connector>
        <draw:connector draw:style-name="gr6" draw:text-style-name="P4" draw:layer="layout" draw:type="curve" svg:x1="9.04cm" svg:y1="5.307cm" svg:x2="7.92cm" svg:y2="3.175cm" draw:start-shape="id5" draw:start-glue-point="5" draw:end-shape="id7" draw:end-glue-point="10" svg:d="M9040 5307c0-1422-373-2132-1120-2132" svg:viewBox="0 0 1121 2133">
          <text:p/>
        </draw:connector>
        <draw:connector draw:style-name="gr7" draw:text-style-name="P5" draw:layer="layout" draw:type="curve" svg:x1="9.04cm" svg:y1="5.847cm" svg:x2="7.78cm" svg:y2="7.248cm" draw:start-shape="id5" draw:start-glue-point="7" draw:end-shape="id8" draw:end-glue-point="9" svg:d="M9040 5847c0 934-420 1401-1260 1401" svg:viewBox="0 0 1261 1402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1" xml:id="id9" draw:id="id9" draw:layer="layout" svg:width="0.762cm" svg:height="0.762cm" svg:x="4.826cm" svg:y="2.794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5" draw:id="id15" draw:layer="layout" svg:width="0.762cm" svg:height="0.762cm" svg:x="7.158cm" svg:y="2.794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4.827cm" svg:y="4.695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7.128cm" svg:y="4.696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xml:id="id16" draw:id="id16" draw:layer="layout" svg:width="0.762cm" svg:height="0.762cm" svg:x="7.129cm" svg:y="6.597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4.83cm" svg:y="6.598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xml:id="id10" draw:id="id10" draw:layer="layout" svg:width="0.762cm" svg:height="0.762cm" svg:x="6.031cm" svg:y="7.999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5.18cm" svg:y1="3.556cm" svg:x2="5.18cm" svg:y2="4.695cm">
          <text:p/>
        </draw:line>
        <draw:line draw:style-name="gr3" draw:text-style-name="P3" draw:layer="layout" svg:x1="7.48cm" svg:y1="3.557cm" svg:x2="7.48cm" svg:y2="4.696cm">
          <text:p/>
        </draw:line>
        <draw:line draw:style-name="gr3" draw:text-style-name="P3" draw:layer="layout" svg:x1="7.48cm" svg:y1="5.458cm" svg:x2="7.48cm" svg:y2="6.597cm">
          <text:p/>
        </draw:line>
        <draw:line draw:style-name="gr3" draw:text-style-name="P3" draw:layer="layout" svg:x1="5.18cm" svg:y1="5.459cm" svg:x2="5.18cm" svg:y2="6.598cm">
          <text:p/>
        </draw:line>
        <draw:line draw:style-name="gr3" draw:text-style-name="P3" draw:layer="layout" svg:x1="7.366cm" svg:y1="7.359cm" svg:x2="6.793cm" svg:y2="8.299cm">
          <text:p/>
        </draw:line>
        <draw:line draw:style-name="gr3" draw:text-style-name="P3" draw:layer="layout" svg:x1="6.031cm" svg:y1="8.382cm" svg:x2="5.334cm" svg:y2="7.36cm">
          <text:p/>
        </draw:line>
        <draw:line draw:style-name="gr3" draw:text-style-name="P3" draw:layer="layout" svg:x1="5.589cm" svg:y1="5.08cm" svg:x2="7.128cm" svg:y2="5.08cm">
          <text:p/>
        </draw:line>
        <draw:line draw:style-name="gr3" draw:text-style-name="P3" draw:layer="layout" svg:x1="5.588cm" svg:y1="3.202cm" svg:x2="7.158cm" svg:y2="3.202cm">
          <text:p/>
        </draw:line>
        <draw:connector draw:style-name="gr3" draw:text-style-name="P3" draw:layer="layout" draw:type="curve" svg:x1="4.826cm" svg:y1="3.175cm" svg:x2="6.412cm" svg:y2="8.761cm" draw:start-shape="id9" draw:start-glue-point="6" draw:end-shape="id10" draw:end-glue-point="8" svg:d="M4826 3175c-789 0-658 3057-64 4651s1650 1725 1650 935" svg:viewBox="0 0 2138 6059">
          <text:p/>
        </draw:connector>
        <draw:line draw:style-name="gr3" draw:text-style-name="P3" draw:layer="layout" svg:x1="7.258cm" svg:y1="3.456cm" svg:x2="5.589cm" svg:y2="4.826cm">
          <text:p/>
        </draw:line>
        <draw:custom-shape draw:style-name="gr5" draw:text-style-name="P1" xml:id="id11" draw:id="id11" draw:layer="layout" svg:width="0.762cm" svg:height="0.762cm" svg:x="11.127cm" svg:y="2.794cm">
          <text:p text:style-name="P1">1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13.459cm" svg:y="2.794cm">
          <text:p text:style-name="P1">1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4" draw:id="id14" draw:layer="layout" svg:width="0.762cm" svg:height="0.762cm" svg:x="11.128cm" svg:y="4.695cm">
          <text:p text:style-name="P1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13.429cm" svg:y="4.696cm">
          <text:p text:style-name="P1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13.43cm" svg:y="6.597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11.131cm" svg:y="6.598cm"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2" draw:id="id12" draw:layer="layout" svg:width="0.762cm" svg:height="0.762cm" svg:x="12.332cm" svg:y="7.999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1.481cm" svg:y1="3.556cm" svg:x2="11.481cm" svg:y2="4.695cm">
          <text:p/>
        </draw:line>
        <draw:line draw:style-name="gr3" draw:text-style-name="P3" draw:layer="layout" svg:x1="13.781cm" svg:y1="3.557cm" svg:x2="13.781cm" svg:y2="4.696cm">
          <text:p/>
        </draw:line>
        <draw:line draw:style-name="gr3" draw:text-style-name="P3" draw:layer="layout" svg:x1="13.781cm" svg:y1="5.458cm" svg:x2="13.781cm" svg:y2="6.597cm">
          <text:p/>
        </draw:line>
        <draw:line draw:style-name="gr3" draw:text-style-name="P3" draw:layer="layout" svg:x1="11.481cm" svg:y1="5.459cm" svg:x2="11.481cm" svg:y2="6.598cm">
          <text:p/>
        </draw:line>
        <draw:line draw:style-name="gr3" draw:text-style-name="P3" draw:layer="layout" svg:x1="13.667cm" svg:y1="7.359cm" svg:x2="13.094cm" svg:y2="8.299cm">
          <text:p/>
        </draw:line>
        <draw:line draw:style-name="gr3" draw:text-style-name="P3" draw:layer="layout" svg:x1="12.332cm" svg:y1="8.382cm" svg:x2="11.635cm" svg:y2="7.36cm">
          <text:p/>
        </draw:line>
        <draw:line draw:style-name="gr3" draw:text-style-name="P3" draw:layer="layout" svg:x1="11.89cm" svg:y1="5.08cm" svg:x2="13.429cm" svg:y2="5.08cm">
          <text:p/>
        </draw:line>
        <draw:line draw:style-name="gr4" draw:text-style-name="P3" draw:layer="layout" svg:x1="11.889cm" svg:y1="3.202cm" svg:x2="13.459cm" svg:y2="3.202cm">
          <text:p/>
        </draw:line>
        <draw:connector draw:style-name="gr3" draw:text-style-name="P3" draw:layer="layout" draw:type="curve" svg:x1="11.127cm" svg:y1="3.175cm" svg:x2="12.713cm" svg:y2="8.761cm" draw:start-shape="id11" draw:start-glue-point="6" draw:end-shape="id12" draw:end-glue-point="8" svg:d="M11127 3175c-789 0-658 3057-64 4651s1650 1725 1650 935" svg:viewBox="0 0 2138 6059">
          <text:p/>
        </draw:connector>
        <draw:line draw:style-name="gr3" draw:text-style-name="P3" draw:layer="layout" svg:x1="13.559cm" svg:y1="3.456cm" svg:x2="11.89cm" svg:y2="4.826cm">
          <text:p/>
        </draw:line>
        <draw:custom-shape draw:style-name="gr5" draw:text-style-name="P1" xml:id="id13" draw:id="id13" draw:layer="layout" svg:width="0.762cm" svg:height="0.762cm" svg:x="8.929cm" svg:y="5.196cm">
          <text:p text:style-name="P1">1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curve" svg:x1="9.31cm" svg:y1="5.958cm" svg:x2="12.443cm" svg:y2="8.65cm" draw:start-shape="id13" draw:start-glue-point="8" draw:end-shape="id12" draw:end-glue-point="7" svg:d="M9310 5958c0 1795 1044 2692 3133 2692" svg:viewBox="0 0 3134 2693">
          <text:p/>
        </draw:connector>
        <draw:connector draw:style-name="gr6" draw:text-style-name="P4" draw:layer="layout" draw:type="curve" svg:x1="9.691cm" svg:y1="5.577cm" svg:x2="11.239cm" svg:y2="5.346cm" draw:start-shape="id13" draw:start-glue-point="10" draw:end-shape="id14" draw:end-glue-point="7" svg:d="M9691 5577c1078 0 305-231 1548-231" svg:viewBox="0 0 1549 232">
          <text:p/>
        </draw:connector>
        <draw:connector draw:style-name="gr6" draw:text-style-name="P4" draw:layer="layout" draw:type="curve" svg:x1="9.04cm" svg:y1="5.307cm" svg:x2="7.92cm" svg:y2="3.175cm" draw:start-shape="id13" draw:start-glue-point="5" draw:end-shape="id15" draw:end-glue-point="10" svg:d="M9040 5307c0-1422-373-2132-1120-2132" svg:viewBox="0 0 1121 2133">
          <text:p/>
        </draw:connector>
        <draw:connector draw:style-name="gr7" draw:text-style-name="P5" draw:layer="layout" draw:type="curve" svg:x1="9.04cm" svg:y1="5.847cm" svg:x2="7.78cm" svg:y2="7.248cm" draw:start-shape="id13" draw:start-glue-point="7" draw:end-shape="id16" draw:end-glue-point="9" svg:d="M9040 5847c0 934-420 1401-1260 1401" svg:viewBox="0 0 1261 1402">
          <text:p/>
        </draw:connector>
        <draw:frame draw:style-name="gr10" draw:text-style-name="P7" draw:layer="layout" svg:width="0.762cm" svg:height="0.725cm" svg:x="6.412cm" svg:y="8.536cm">
          <draw:text-box>
            <text:p>1</text:p>
          </draw:text-box>
        </draw:frame>
        <draw:frame draw:style-name="gr10" draw:text-style-name="P7" draw:layer="layout" svg:width="0.762cm" svg:height="0.725cm" svg:x="7.193cm" svg:y="7.3cm">
          <draw:text-box>
            <text:p>2</text:p>
          </draw:text-box>
        </draw:frame>
        <draw:frame draw:style-name="gr11" draw:text-style-name="P7" draw:layer="layout" svg:width="0.762cm" svg:height="0.725cm" svg:x="7.48cm" svg:y="5.307cm">
          <draw:text-box>
            <text:p>1</text:p>
          </draw:text-box>
        </draw:frame>
        <draw:frame draw:style-name="gr11" draw:text-style-name="P7" draw:layer="layout" svg:width="0.762cm" svg:height="0.725cm" svg:x="4.58cm" svg:y="5.208cm">
          <draw:text-box>
            <text:p>3</text:p>
          </draw:text-box>
        </draw:frame>
        <draw:frame draw:style-name="gr11" draw:text-style-name="P7" draw:layer="layout" svg:width="0.762cm" svg:height="0.725cm" svg:x="4.78cm" svg:y="7.209cm">
          <draw:text-box>
            <text:p>2</text:p>
          </draw:text-box>
        </draw:frame>
        <draw:frame draw:style-name="gr11" draw:text-style-name="P7" draw:layer="layout" svg:width="0.762cm" svg:height="0.725cm" svg:x="4.48cm" svg:y="3.309cm">
          <draw:text-box>
            <text:p>2</text:p>
          </draw:text-box>
        </draw:frame>
        <draw:frame draw:style-name="gr11" draw:text-style-name="P7" draw:layer="layout" svg:width="0.762cm" svg:height="0.725cm" svg:x="7.58cm" svg:y="3.31cm">
          <draw:text-box>
            <text:p>4</text:p>
          </draw:text-box>
        </draw:frame>
        <draw:frame draw:style-name="gr10" draw:text-style-name="P7" draw:layer="layout" svg:width="0.762cm" svg:height="0.725cm" svg:x="12.812cm" svg:y="8.537cm">
          <draw:text-box>
            <text:p>1</text:p>
          </draw:text-box>
        </draw:frame>
        <draw:frame draw:style-name="gr10" draw:text-style-name="P7" draw:layer="layout" svg:width="0.762cm" svg:height="0.725cm" svg:x="13.493cm" svg:y="7.301cm">
          <draw:text-box>
            <text:p>2</text:p>
          </draw:text-box>
        </draw:frame>
        <draw:frame draw:style-name="gr11" draw:text-style-name="P7" draw:layer="layout" svg:width="0.762cm" svg:height="0.725cm" svg:x="13.88cm" svg:y="5.308cm">
          <draw:text-box>
            <text:p>1</text:p>
          </draw:text-box>
        </draw:frame>
        <draw:frame draw:style-name="gr11" draw:text-style-name="P7" draw:layer="layout" svg:width="0.762cm" svg:height="0.725cm" svg:x="13.88cm" svg:y="3.311cm">
          <draw:text-box>
            <text:p>4</text:p>
          </draw:text-box>
        </draw:frame>
        <draw:frame draw:style-name="gr11" draw:text-style-name="P7" draw:layer="layout" svg:width="0.762cm" svg:height="0.725cm" svg:x="10.68cm" svg:y="3.31cm">
          <draw:text-box>
            <text:p>2</text:p>
          </draw:text-box>
        </draw:frame>
        <draw:frame draw:style-name="gr11" draw:text-style-name="P7" draw:layer="layout" svg:width="0.762cm" svg:height="0.725cm" svg:x="10.88cm" svg:y="5.209cm">
          <draw:text-box>
            <text:p>3</text:p>
          </draw:text-box>
        </draw:frame>
        <draw:frame draw:style-name="gr11" draw:text-style-name="P7" draw:layer="layout" svg:width="0.762cm" svg:height="0.725cm" svg:x="10.98cm" svg:y="7.21cm">
          <draw:text-box>
            <text:p>2</text:p>
          </draw:text-box>
        </draw:frame>
        <draw:frame draw:style-name="gr11" draw:text-style-name="P7" draw:layer="layout" svg:width="0.762cm" svg:height="0.725cm" svg:x="9.18cm" svg:y="4.511cm">
          <draw:text-box>
            <text:p>5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" draw:text-style-name="P1" xml:id="id17" draw:id="id17" draw:layer="layout" svg:width="0.762cm" svg:height="0.762cm" svg:x="11.52cm" svg:y="4.826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3" draw:id="id23" draw:layer="layout" svg:width="0.762cm" svg:height="0.762cm" svg:x="13.852cm" svg:y="4.826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11.521cm" svg:y="6.727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13.822cm" svg:y="6.728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xml:id="id24" draw:id="id24" draw:layer="layout" svg:width="0.762cm" svg:height="0.762cm" svg:x="13.823cm" svg:y="8.629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11.524cm" svg:y="8.63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xml:id="id18" draw:id="id18" draw:layer="layout" svg:width="0.762cm" svg:height="0.762cm" svg:x="12.725cm" svg:y="10.031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1.874cm" svg:y1="5.588cm" svg:x2="11.874cm" svg:y2="6.727cm">
          <text:p/>
        </draw:line>
        <draw:line draw:style-name="gr3" draw:text-style-name="P3" draw:layer="layout" svg:x1="14.174cm" svg:y1="5.589cm" svg:x2="14.174cm" svg:y2="6.728cm">
          <text:p/>
        </draw:line>
        <draw:line draw:style-name="gr3" draw:text-style-name="P3" draw:layer="layout" svg:x1="14.174cm" svg:y1="7.49cm" svg:x2="14.174cm" svg:y2="8.629cm">
          <text:p/>
        </draw:line>
        <draw:line draw:style-name="gr3" draw:text-style-name="P3" draw:layer="layout" svg:x1="11.874cm" svg:y1="7.491cm" svg:x2="11.874cm" svg:y2="8.63cm">
          <text:p/>
        </draw:line>
        <draw:line draw:style-name="gr3" draw:text-style-name="P3" draw:layer="layout" svg:x1="14.06cm" svg:y1="9.391cm" svg:x2="13.487cm" svg:y2="10.331cm">
          <text:p/>
        </draw:line>
        <draw:line draw:style-name="gr3" draw:text-style-name="P3" draw:layer="layout" svg:x1="12.725cm" svg:y1="10.414cm" svg:x2="12.028cm" svg:y2="9.392cm">
          <text:p/>
        </draw:line>
        <draw:line draw:style-name="gr3" draw:text-style-name="P3" draw:layer="layout" svg:x1="12.283cm" svg:y1="7.112cm" svg:x2="13.822cm" svg:y2="7.112cm">
          <text:p/>
        </draw:line>
        <draw:line draw:style-name="gr3" draw:text-style-name="P3" draw:layer="layout" svg:x1="12.282cm" svg:y1="5.234cm" svg:x2="13.852cm" svg:y2="5.234cm">
          <text:p/>
        </draw:line>
        <draw:connector draw:style-name="gr3" draw:text-style-name="P3" draw:layer="layout" draw:type="curve" svg:x1="11.52cm" svg:y1="5.207cm" svg:x2="13.106cm" svg:y2="10.793cm" draw:start-shape="id17" draw:start-glue-point="6" draw:end-shape="id18" draw:end-glue-point="8" svg:d="M11520 5207c-789 0-658 3057-64 4651s1650 1725 1650 935" svg:viewBox="0 0 2138 6059">
          <text:p/>
        </draw:connector>
        <draw:line draw:style-name="gr3" draw:text-style-name="P3" draw:layer="layout" svg:x1="13.952cm" svg:y1="5.488cm" svg:x2="12.283cm" svg:y2="6.858cm">
          <text:p/>
        </draw:line>
        <draw:custom-shape draw:style-name="gr5" draw:text-style-name="P1" xml:id="id19" draw:id="id19" draw:layer="layout" svg:width="0.762cm" svg:height="0.762cm" svg:x="17.821cm" svg:y="4.826cm">
          <text:p text:style-name="P1">1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20.153cm" svg:y="4.826cm">
          <text:p text:style-name="P1">1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2" draw:id="id22" draw:layer="layout" svg:width="0.762cm" svg:height="0.762cm" svg:x="17.822cm" svg:y="6.727cm">
          <text:p text:style-name="P1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20.123cm" svg:y="6.728cm">
          <text:p text:style-name="P1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20.124cm" svg:y="8.629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17.825cm" svg:y="8.63cm"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0" draw:id="id20" draw:layer="layout" svg:width="0.762cm" svg:height="0.762cm" svg:x="19.026cm" svg:y="10.031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8.175cm" svg:y1="5.588cm" svg:x2="18.175cm" svg:y2="6.727cm">
          <text:p/>
        </draw:line>
        <draw:line draw:style-name="gr3" draw:text-style-name="P3" draw:layer="layout" svg:x1="20.475cm" svg:y1="5.589cm" svg:x2="20.475cm" svg:y2="6.728cm">
          <text:p/>
        </draw:line>
        <draw:line draw:style-name="gr3" draw:text-style-name="P3" draw:layer="layout" svg:x1="20.475cm" svg:y1="7.49cm" svg:x2="20.475cm" svg:y2="8.629cm">
          <text:p/>
        </draw:line>
        <draw:line draw:style-name="gr3" draw:text-style-name="P3" draw:layer="layout" svg:x1="18.175cm" svg:y1="7.491cm" svg:x2="18.175cm" svg:y2="8.63cm">
          <text:p/>
        </draw:line>
        <draw:line draw:style-name="gr3" draw:text-style-name="P3" draw:layer="layout" svg:x1="20.361cm" svg:y1="9.391cm" svg:x2="19.788cm" svg:y2="10.331cm">
          <text:p/>
        </draw:line>
        <draw:line draw:style-name="gr3" draw:text-style-name="P3" draw:layer="layout" svg:x1="19.026cm" svg:y1="10.414cm" svg:x2="18.329cm" svg:y2="9.392cm">
          <text:p/>
        </draw:line>
        <draw:line draw:style-name="gr3" draw:text-style-name="P3" draw:layer="layout" svg:x1="18.584cm" svg:y1="7.112cm" svg:x2="20.123cm" svg:y2="7.112cm">
          <text:p/>
        </draw:line>
        <draw:line draw:style-name="gr4" draw:text-style-name="P3" draw:layer="layout" svg:x1="18.583cm" svg:y1="5.234cm" svg:x2="20.153cm" svg:y2="5.234cm">
          <text:p/>
        </draw:line>
        <draw:connector draw:style-name="gr3" draw:text-style-name="P3" draw:layer="layout" draw:type="curve" svg:x1="17.821cm" svg:y1="5.207cm" svg:x2="19.407cm" svg:y2="10.793cm" draw:start-shape="id19" draw:start-glue-point="6" draw:end-shape="id20" draw:end-glue-point="8" svg:d="M17821 5207c-789 0-658 3057-64 4651s1650 1725 1650 935" svg:viewBox="0 0 2138 6059">
          <text:p/>
        </draw:connector>
        <draw:line draw:style-name="gr3" draw:text-style-name="P3" draw:layer="layout" svg:x1="20.253cm" svg:y1="5.488cm" svg:x2="18.584cm" svg:y2="6.858cm">
          <text:p/>
        </draw:line>
        <draw:custom-shape draw:style-name="gr5" draw:text-style-name="P1" xml:id="id21" draw:id="id21" draw:layer="layout" svg:width="0.762cm" svg:height="0.762cm" svg:x="15.623cm" svg:y="7.228cm">
          <text:p text:style-name="P1">1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curve" svg:x1="16.004cm" svg:y1="7.99cm" svg:x2="19.137cm" svg:y2="10.682cm" draw:start-shape="id21" draw:start-glue-point="8" draw:end-shape="id20" draw:end-glue-point="7" svg:d="M16004 7990c0 1795 1044 2692 3133 2692" svg:viewBox="0 0 3134 2693">
          <text:p/>
        </draw:connector>
        <draw:connector draw:style-name="gr6" draw:text-style-name="P4" draw:layer="layout" draw:type="curve" svg:x1="16.385cm" svg:y1="7.609cm" svg:x2="17.933cm" svg:y2="7.378cm" draw:start-shape="id21" draw:start-glue-point="10" draw:end-shape="id22" draw:end-glue-point="7" svg:d="M16385 7609c1078 0 305-231 1548-231" svg:viewBox="0 0 1549 232">
          <text:p/>
        </draw:connector>
        <draw:connector draw:style-name="gr6" draw:text-style-name="P4" draw:layer="layout" draw:type="curve" svg:x1="15.734cm" svg:y1="7.339cm" svg:x2="14.614cm" svg:y2="5.207cm" draw:start-shape="id21" draw:start-glue-point="5" draw:end-shape="id23" draw:end-glue-point="10" svg:d="M15734 7339c0-1422-373-2132-1120-2132" svg:viewBox="0 0 1121 2133">
          <text:p/>
        </draw:connector>
        <draw:connector draw:style-name="gr7" draw:text-style-name="P5" draw:layer="layout" draw:type="curve" svg:x1="15.734cm" svg:y1="7.879cm" svg:x2="14.474cm" svg:y2="9.28cm" draw:start-shape="id21" draw:start-glue-point="7" draw:end-shape="id24" draw:end-glue-point="9" svg:d="M15734 7879c0 934-420 1401-1260 1401" svg:viewBox="0 0 1261 1402">
          <text:p/>
        </draw:connector>
        <draw:frame draw:style-name="gr10" draw:text-style-name="P7" draw:layer="layout" svg:width="0.762cm" svg:height="0.725cm" svg:x="13.106cm" svg:y="10.568cm">
          <draw:text-box>
            <text:p>1</text:p>
          </draw:text-box>
        </draw:frame>
        <draw:frame draw:style-name="gr10" draw:text-style-name="P7" draw:layer="layout" svg:width="0.762cm" svg:height="0.725cm" svg:x="13.887cm" svg:y="9.332cm">
          <draw:text-box>
            <text:p>2</text:p>
          </draw:text-box>
        </draw:frame>
        <draw:frame draw:style-name="gr11" draw:text-style-name="P7" draw:layer="layout" svg:width="0.762cm" svg:height="0.725cm" svg:x="14.174cm" svg:y="7.339cm">
          <draw:text-box>
            <text:p>3</text:p>
          </draw:text-box>
        </draw:frame>
        <draw:frame draw:style-name="gr11" draw:text-style-name="P7" draw:layer="layout" svg:width="0.762cm" svg:height="0.725cm" svg:x="11.274cm" svg:y="7.34cm">
          <draw:text-box>
            <text:p>1</text:p>
          </draw:text-box>
        </draw:frame>
        <draw:frame draw:style-name="gr11" draw:text-style-name="P7" draw:layer="layout" svg:width="0.762cm" svg:height="0.725cm" svg:x="11.474cm" svg:y="9.241cm">
          <draw:text-box>
            <text:p>2</text:p>
          </draw:text-box>
        </draw:frame>
        <draw:frame draw:style-name="gr11" draw:text-style-name="P7" draw:layer="layout" svg:width="0.762cm" svg:height="0.725cm" svg:x="11.174cm" svg:y="5.341cm">
          <draw:text-box>
            <text:p>3</text:p>
          </draw:text-box>
        </draw:frame>
        <draw:frame draw:style-name="gr11" draw:text-style-name="P7" draw:layer="layout" svg:width="0.762cm" svg:height="0.725cm" svg:x="14.274cm" svg:y="5.342cm">
          <draw:text-box>
            <text:p>2</text:p>
          </draw:text-box>
        </draw:frame>
        <draw:frame draw:style-name="gr10" draw:text-style-name="P7" draw:layer="layout" svg:width="0.762cm" svg:height="0.725cm" svg:x="19.506cm" svg:y="10.569cm">
          <draw:text-box>
            <text:p>1</text:p>
          </draw:text-box>
        </draw:frame>
        <draw:frame draw:style-name="gr10" draw:text-style-name="P7" draw:layer="layout" svg:width="0.762cm" svg:height="0.725cm" svg:x="20.187cm" svg:y="9.333cm">
          <draw:text-box>
            <text:p>2</text:p>
          </draw:text-box>
        </draw:frame>
        <draw:frame draw:style-name="gr11" draw:text-style-name="P7" draw:layer="layout" svg:width="0.762cm" svg:height="0.725cm" svg:x="20.574cm" svg:y="7.34cm">
          <draw:text-box>
            <text:p>3</text:p>
          </draw:text-box>
        </draw:frame>
        <draw:frame draw:style-name="gr11" draw:text-style-name="P7" draw:layer="layout" svg:width="0.762cm" svg:height="0.725cm" svg:x="20.574cm" svg:y="5.343cm">
          <draw:text-box>
            <text:p>2</text:p>
          </draw:text-box>
        </draw:frame>
        <draw:frame draw:style-name="gr11" draw:text-style-name="P7" draw:layer="layout" svg:width="0.762cm" svg:height="0.725cm" svg:x="17.374cm" svg:y="5.342cm">
          <draw:text-box>
            <text:p>3</text:p>
          </draw:text-box>
        </draw:frame>
        <draw:frame draw:style-name="gr11" draw:text-style-name="P7" draw:layer="layout" svg:width="0.762cm" svg:height="0.725cm" svg:x="17.574cm" svg:y="7.241cm">
          <draw:text-box>
            <text:p>1</text:p>
          </draw:text-box>
        </draw:frame>
        <draw:frame draw:style-name="gr11" draw:text-style-name="P7" draw:layer="layout" svg:width="0.762cm" svg:height="0.725cm" svg:x="17.674cm" svg:y="9.242cm">
          <draw:text-box>
            <text:p>2</text:p>
          </draw:text-box>
        </draw:frame>
        <draw:frame draw:style-name="gr11" draw:text-style-name="P7" draw:layer="layout" svg:width="0.762cm" svg:height="0.725cm" svg:x="15.874cm" svg:y="6.543cm">
          <draw:text-box>
            <text:p>3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none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7:16:33.628611323</meta:creation-date>
    <dc:date>2016-10-19T17:43:21.435876224</dc:date>
    <meta:editing-duration>PT16M33S</meta:editing-duration>
    <meta:editing-cycles>3</meta:editing-cycles>
    <meta:generator>LibreOffice/5.1.4.2$Linux_X86_64 LibreOffice_project/10m0$Build-2</meta:generator>
    <meta:document-statistic meta:object-count="174"/>
  </office:meta>
</office:document-meta>
</file>